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423in" text:min-label-width="0.25in" text:list-level-position-and-space-mode="label-alignment">
          <style:list-level-label-alignment text:label-followed-by="listtab" fo:margin-left="0.7923in" fo:text-indent="-0.25in"/>
        </style:list-level-properties>
      </text:list-level-style-number>
      <text:list-level-style-number text:level="2" style:num-format="1" text:display-levels="2">
        <style:list-level-properties text:space-before="0.7923in" text:min-label-width="0.25in" text:list-level-position-and-space-mode="label-alignment">
          <style:list-level-label-alignment text:label-followed-by="listtab" fo:margin-left="1.0423in" fo:text-indent="-0.25in"/>
        </style:list-level-properties>
      </text:list-level-style-number>
      <text:list-level-style-number text:level="3" style:num-format="1" text:display-levels="3">
        <style:list-level-properties text:space-before="1.0423in" text:min-label-width="0.5in" text:list-level-position-and-space-mode="label-alignment">
          <style:list-level-label-alignment text:label-followed-by="listtab" fo:margin-left="1.5423in" fo:text-indent="-0.5in"/>
        </style:list-level-properties>
      </text:list-level-style-number>
      <text:list-level-style-number text:level="4" style:num-format="1" text:display-levels="4">
        <style:list-level-properties text:space-before="1.2923in" text:min-label-width="0.75in" text:list-level-position-and-space-mode="label-alignment">
          <style:list-level-label-alignment text:label-followed-by="listtab" fo:margin-left="2.0423in" fo:text-indent="-0.75in"/>
        </style:list-level-properties>
      </text:list-level-style-number>
      <text:list-level-style-number text:level="5" style:num-format="1" text:display-levels="5">
        <style:list-level-properties text:space-before="1.5423in" text:min-label-width="0.75in" text:list-level-position-and-space-mode="label-alignment">
          <style:list-level-label-alignment text:label-followed-by="listtab" fo:margin-left="2.2923in" fo:text-indent="-0.75in"/>
        </style:list-level-properties>
      </text:list-level-style-number>
      <text:list-level-style-number text:level="6" style:num-format="1" text:display-levels="6">
        <style:list-level-properties text:space-before="1.7923in" text:min-label-width="1in" text:list-level-position-and-space-mode="label-alignment">
          <style:list-level-label-alignment text:label-followed-by="listtab" fo:margin-left="2.7923in" fo:text-indent="-1in"/>
        </style:list-level-properties>
      </text:list-level-style-number>
      <text:list-level-style-number text:level="7" style:num-format="1" text:display-levels="7">
        <style:list-level-properties text:space-before="2.0423in" text:min-label-width="1in" text:list-level-position-and-space-mode="label-alignment">
          <style:list-level-label-alignment text:label-followed-by="listtab" fo:margin-left="3.0423in" fo:text-indent="-1in"/>
        </style:list-level-properties>
      </text:list-level-style-number>
      <text:list-level-style-number text:level="8" style:num-format="1" text:display-levels="8">
        <style:list-level-properties text:space-before="2.2923in" text:min-label-width="1.25in" text:list-level-position-and-space-mode="label-alignment">
          <style:list-level-label-alignment text:label-followed-by="listtab" fo:margin-left="3.5423in" fo:text-indent="-1.25in"/>
        </style:list-level-properties>
      </text:list-level-style-number>
      <text:list-level-style-number text:level="9" style:num-format="1" text:display-levels="9">
        <style:list-level-properties text:space-before="2.5423in" text:min-label-width="1.5in" text:list-level-position-and-space-mode="label-alignment">
          <style:list-level-label-alignment text:label-followed-by="listtab" fo:margin-left="4.0423in" fo:text-indent="-1.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OpenSymbol"/>
      </text:list-level-style-bullet>
      <text:list-level-style-bullet text:level="2" text:style-name="WW_CharLFO4LVL2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OpenSymbol"/>
      </text:list-level-style-bullet>
      <text:list-level-style-bullet text:level="2" text:style-name="WW_CharLFO5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margin-left="0.25in" fo:text-indent="0.2423in">
        <style:tab-stops/>
      </style:paragraph-properties>
    </style:style>
    <style:style style:name="T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1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list-style-name="LFO2" style:family="paragraph">
      <style:text-properties fo:font-size="14pt" style:font-size-asian="14pt" style:font-size-complex="14pt"/>
    </style:style>
    <style:style style:name="P13" style:parent-style-name="Standard" style:list-style-name="LFO2" style:family="paragraph">
      <style:text-properties fo:font-size="14pt" style:font-size-asian="14pt" style:font-size-complex="14pt"/>
    </style:style>
    <style:style style:name="P14" style:parent-style-name="Standard" style:list-style-name="LFO2" style:family="paragraph">
      <style:text-properties fo:font-size="14pt" style:font-size-asian="14pt" style:font-size-complex="14pt"/>
    </style:style>
    <style:style style:name="P15" style:parent-style-name="Standard" style:list-style-name="LFO2" style:family="paragraph">
      <style:text-properties fo:font-size="14pt" style:font-size-asian="14pt" style:font-size-complex="14pt"/>
    </style:style>
    <style:style style:name="P16" style:parent-style-name="Standard" style:list-style-name="LFO2" style:family="paragraph">
      <style:text-properties fo:font-size="14pt" style:font-size-asian="14pt" style:font-size-complex="14pt"/>
    </style:style>
    <style:style style:name="P17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8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9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20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21" style:parent-style-name="Standard" style:family="paragraph">
      <style:paragraph-properties fo:margin-left="0.4923in" fo:text-indent="0.4923in">
        <style:tab-stops/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0.4923in" fo:text-indent="0.4923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margin-left="0.4923in" fo:text-indent="0.4923in">
        <style:tab-stops/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list-style-name="LFO3" style:family="paragraph"/>
    <style:style style:name="T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Standard" style:list-style-name="LFO3" style:family="paragraph">
      <style:text-properties fo:font-size="14pt" style:font-size-asian="14pt" style:font-size-complex="14pt"/>
    </style:style>
    <style:style style:name="P29" style:parent-style-name="Standard" style:list-style-name="LFO3" style:family="paragraph"/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list-style-name="LFO3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 fo:language="en" fo:country="US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list-style-name="LFO4" style:family="paragraph"/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Standard" style:list-style-name="LFO5" style:family="paragraph">
      <style:text-properties fo:font-size="14pt" style:font-size-asian="14pt" style:font-size-complex="14pt"/>
    </style:style>
    <style:style style:name="P41" style:parent-style-name="Standard" style:list-style-name="LFO5" style:family="paragraph"/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4" style:parent-style-name="Standard" style:list-style-name="LFO5" style:family="paragraph">
      <style:text-properties fo:font-size="14pt" style:font-size-asian="14pt" style:font-size-complex="14pt"/>
    </style:style>
    <style:style style:name="P45" style:parent-style-name="Standard" style:list-style-name="LFO5" style:family="paragraph"/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Standard" style:list-style-name="LFO6" style:family="paragraph"/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Standard" style:list-style-name="LFO5" style:family="paragraph"/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list-style-name="LFO5" style:family="paragraph"/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Standard" style:list-style-name="LFO5" style:family="paragraph"/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Standard" style:list-style-name="LFO5" style:family="paragraph"/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Standard" style:list-style-name="LFO7" style:family="paragraph"/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Standard" style:list-style-name="LFO5" style:family="paragraph"/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P70" style:parent-style-name="Standard" style:list-style-name="LFO5" style:family="paragraph"/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3" style:parent-style-name="Standard" style:list-style-name="LFO5" style:family="paragraph"/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Standard" style:list-style-name="LFO8" style:family="paragraph"/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list-style-name="LFO9" style:family="paragraph"/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4" style:parent-style-name="Standard" style:list-style-name="LFO10" style:family="paragraph"/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7" style:parent-style-name="Standard" style:list-style-name="LFO9" style:family="paragraph">
      <style:text-properties fo:font-size="14pt" style:font-size-asian="14pt" style:font-size-complex="14pt"/>
    </style:style>
    <style:style style:name="P88" style:parent-style-name="Standard" style:list-style-name="LFO9" style:family="paragraph">
      <style:text-properties fo:font-size="14pt" style:font-size-asian="14pt" style:font-size-complex="14pt"/>
    </style:style>
    <style:style style:name="P89" style:parent-style-name="Standard" style:list-style-name="LFO9" style:family="paragraph">
      <style:text-properties fo:font-size="14pt" style:font-size-asian="14pt" style:font-size-complex="14pt"/>
    </style:style>
    <style:style style:name="P90" style:parent-style-name="Standard" style:list-style-name="LFO10" style:family="paragraph"/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3" style:parent-style-name="Standard" style:list-style-name="LFO11" style:family="paragraph">
      <style:text-properties fo:font-size="14pt" style:font-size-asian="14pt" style:font-size-complex="14pt"/>
    </style:style>
    <style:style style:name="P94" style:parent-style-name="Standard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0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US"/>
    </style:style>
    <style:style style:name="P101" style:parent-style-name="Standard" style:family="paragraph">
      <style:text-properties fo:font-size="16pt" style:font-size-asian="16pt" style:font-size-complex="16pt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Гиперссылк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 Голуб Егор Евгеньевич</text:p>
      <text:p text:style-name="P2">Группа: СКБ251</text:p>
      <text:p text:style-name="P3"/>
      <text:list text:style-name="LFO1" text:continue-numbering="true">
        <text:list-item>
          <text:p text:style-name="P4">Задание:</text:p>
        </text:list-item>
      </text:list>
      <text:p text:style-name="P5"><text:span text:style-name="T6">"Трекер прочитанных книг"</text:span><text:span text:style-name="T7"><text:s/>— консольная программа на C++/</text:span><text:span text:style-name="T8">C</text:span><text:span text:style-name="T9">.</text:span></text:p>
      <text:p text:style-name="P10">Создать программу, в которой пользователь может вести учёт прочитанных книг.</text:p>
      <text:p text:style-name="P11">Программа должна уметь:</text:p>
      <text:list text:style-name="LFO2" text:continue-numbering="true">
        <text:list-item>
          <text:p text:style-name="P12">Добавлять<text:s/>информацию о книге:<text:s/></text:p>
          <text:list text:continue-numbering="true">
            <text:list-item>
              <text:p text:style-name="P13"><text:s/>Название (до 100 символов)</text:p>
            </text:list-item>
            <text:list-item>
              <text:p text:style-name="P14"><text:s/>Автор (до 50 символов)</text:p>
            </text:list-item>
            <text:list-item>
              <text:p text:style-name="P15"><text:s/>Год прочтения</text:p>
            </text:list-item>
            <text:list-item>
              <text:p text:style-name="P16"><text:s/>Оценка по 10-балльной шкале (float).</text:p>
            </text:list-item>
          </text:list>
        </text:list-item>
      </text:list>
      <text:p text:style-name="P17">2. Сохранять данные в файл books.txt.<text:s/></text:p>
      <text:p text:style-name="P18">3. Загружать данные из файла при запуске.<text:s/></text:p>
      <text:p text:style-name="P19">4. Показывать список всех книг.<text:s/></text:p>
      <text:p text:style-name="P20">5.<text:s/>Показывать статистику:<text:s/></text:p>
      <text:p text:style-name="P21">5.1 Количество прочитанных книг;</text:p>
      <text:p text:style-name="P22">5.2 Средняя оценка;</text:p>
      <text:p text:style-name="P23">5.3 Самая высоко оценённая книга.</text:p>
      <text:p text:style-name="P24">Требования:<text:s/></text:p>
      <text:list text:style-name="LFO3" text:continue-numbering="true">
        <text:list-item>
          <text:p text:style-name="P25"><text:span text:style-name="T26">Не использовать классы и STL</text:span><text:span text:style-name="T27"><text:s/>(только struct, массивы, fstream, cstring, iomanip, iostream);<text:s/></text:span></text:p>
        </text:list-item>
        <text:list-item>
          <text:p text:style-name="P28">Программа должна быть написана в одном файле;<text:s/></text:p>
        </text:list-item>
        <text:list-item>
          <text:p text:style-name="P29"><text:span text:style-name="T30">Интерфейс через<text:s/></text:span><text:span text:style-name="T31">консольное меню</text:span></text:p>
        </text:list-item>
        <text:list-item>
          <text:p text:style-name="P32">Максимальное количество книг — 1000.</text:p>
        </text:list-item>
      </text:list>
      <text:p text:style-name="P33"/>
      <text:p text:style-name="P34"/>
      <text:p text:style-name="P35">2. Описание алгоритма:</text:p>
      <text:list text:style-name="LFO4" text:continue-numbering="true">
        <text:list-item>
          <text:list>
            <text:list-item>
              <text:p text:style-name="P36"><text:span text:style-name="T37">Функция для сохранения книги в файл(</text:span><text:span text:style-name="T38">saveBookToFile</text:span><text:span text:style-name="T39">)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40"><text:s/>принимает указатель к файлу</text:p>
            </text:list-item>
            <text:list-item>
              <text:p text:style-name="P41"><text:span text:style-name="T42"><text:s/>принимает книгу<text:s/></text:span><text:span text:style-name="T43">b</text:span></text:p>
            </text:list-item>
            <text:list-item>
              <text:p text:style-name="P44"><text:s/>открывает файла</text:p>
            </text:list-item>
            <text:list-item>
              <text:p text:style-name="P45"><text:span text:style-name="T46"><text:s/>записывает книгу<text:s/></text:span><text:span text:style-name="T47">b</text:span><text:span text:style-name="T48"><text:s/>в файл</text:span></text:p>
            </text:list-item>
          </text:list>
        </text:list-item>
      </text:list>
      <text:list text:style-name="LFO6" text:continue-numbering="true">
        <text:list-item>
          <text:p text:style-name="P49"><text:span text:style-name="T50">Функция для выгрузки книг из файла в программу(</text:span><text:span text:style-name="T51">loadBooks</text:span><text:span text:style-name="T52">)</text:span></text:p>
        </text:list-item>
      </text:list>
      <text:list text:style-name="LFO5" text:continue-numbering="true">
        <text:list-item>
          <text:list>
            <text:list-item>
              <text:p text:style-name="P53"><text:span text:style-name="T54">принимает имя файла</text:span></text:p>
            </text:list-item>
            <text:list-item>
              <text:p text:style-name="P55"><text:span text:style-name="T56">открывает файл</text:span></text:p>
            </text:list-item>
            <text:list-item>
              <text:p text:style-name="P57"><text:span text:style-name="T58">считывает строки в файле и распределяет значения в каждой строке</text:span></text:p>
            </text:list-item>
            <text:list-item>
              <text:p text:style-name="P59"><text:span text:style-name="T60">проверяет количество книг на максимальное количество<text:s/></text:span></text:p>
            </text:list-item>
          </text:list>
        </text:list-item>
      </text:list>
      <text:list text:style-name="LFO7" text:continue-numbering="true">
        <text:list-item>
          <text:p text:style-name="P61"><text:span text:style-name="T62">Функция для добавления книги(</text:span><text:span text:style-name="T63">addBook</text:span><text:span text:style-name="T64">)</text:span></text:p>
        </text:list-item>
      </text:list>
      <text:list text:style-name="LFO5" text:continue-numbering="true">
        <text:list-item>
          <text:list>
            <text:list-item>
              <text:p text:style-name="P65"><text:span text:style-name="T66">п</text:span><text:span text:style-name="T67">ринимает и записывает в структуру<text:s/></text:span><text:span text:style-name="T68">newBook</text:span><text:span text:style-name="T69"><text:s/>название книги, автора книги, год прочтения, и оценку книги</text:span></text:p>
            </text:list-item>
            <text:list-item>
              <text:p text:style-name="P70"><text:span text:style-name="T71">сохраняет книгу в массив<text:s/></text:span><text:span text:style-name="T72">books</text:span></text:p>
            </text:list-item>
            <text:list-item>
              <text:p text:style-name="P73"><text:span text:style-name="T74">запускает функцию<text:s/></text:span><text:span text:style-name="T75">saveBookToFile</text:span><text:span text:style-name="T76"><text:s/>для сохранения книги в файл</text:span></text:p>
            </text:list-item>
          </text:list>
        </text:list-item>
      </text:list>
      <text:list text:style-name="LFO8" text:continue-numbering="true">
        <text:list-item>
          <text:p text:style-name="P77"><text:span text:style-name="T78">Функция вывода книг(</text:span><text:span text:style-name="T79">showBooks</text:span><text:span text:style-name="T80">)</text:span></text:p>
        </text:list-item>
      </text:list>
      <text:list text:style-name="LFO9" text:continue-numbering="true">
        <text:list-item>
          <text:p text:style-name="P81"><text:span text:style-name="T82"><text:s/>выводит в таблице данные по каждой книге из массива<text:s/></text:span><text:span text:style-name="T83">books</text:span></text:p>
        </text:list-item>
      </text:list>
      <text:list text:style-name="LFO10" text:continue-numbering="true">
        <text:list-item>
          <text:p text:style-name="P84"><text:span text:style-name="T85">Функция вывода статистики(</text:span><text:span text:style-name="T86">showStats)</text:span></text:p>
        </text:list-item>
      </text:list>
      <text:list text:style-name="LFO9" text:continue-numbering="true">
        <text:list-item>
          <text:p text:style-name="P87"><text:s/>выводит количество прочитанных книг</text:p>
        </text:list-item>
        <text:list-item>
          <text:p text:style-name="P88"><text:s/>выводит среднюю оценку книг</text:p>
        </text:list-item>
        <text:list-item>
          <text:p text:style-name="P89"><text:s/>выводит максимальную оценку книг</text:p>
        </text:list-item>
      </text:list>
      <text:list text:style-name="LFO10" text:continue-numbering="true">
        <text:list-item>
          <text:p text:style-name="P90"><text:span text:style-name="T91">Функция вывода меню(</text:span><text:span text:style-name="T92">showMenu)</text:span></text:p>
        </text:list-item>
      </text:list>
      <text:list text:style-name="LFO11" text:continue-numbering="true">
        <text:list-item>
          <text:p text:style-name="P93">выводит консольное меню</text:p>
        </text:list-item>
      </text:list>
      <text:p text:style-name="P94"/>
      <text:p text:style-name="P95"/>
      <text:p text:style-name="P96"/>
      <text:p text:style-name="Standard"><text:span text:style-name="T97">3.<text:s/></text:span><text:span text:style-name="T98">Код</text:span><text:span text:style-name="T99">:</text:span></text:p>
      <text:p text:style-name="P100">#include<text:s/>&lt;stdio.h&gt;<text:line-break/><text:line-break/>#define MAX_BOOKS 1000<text:line-break/><text:line-break/>struct Book {<text:line-break/><text:s text:c="4"/>char title[100];<text:line-break/><text:s text:c="4"/>char author[50];<text:line-break/><text:s text:c="4"/>char year[10];<text:line-break/><text:s text:c="4"/>float grade;<text:line-break/>};<text:line-break/><text:line-break/>struct Book books[MAX_BOOKS];<text:line-break/>int books_count = 0;<text:line-break/><text:line-break/>void saveBookToFile(const char *filename, struct Book b) {<text:line-break/><text:s text:c="4"/>FILE *fout = fopen(filename, "a");<text:line-break/><text:s text:c="4"/>if (!fout) {<text:line-break/><text:s text:c="8"/>printf("Can't open file\n");<text:line-break/><text:s text:c="8"/>return;<text:line-break/><text:s text:c="4"/>}<text:line-break/><text:s text:c="4"/>fprintf(fout, "%s %s %s %.2f\n", b.title, b.author, b.year, b.grade);<text:line-break/><text:s text:c="4"/>fclose(fout);<text:line-break/>}<text:line-break/><text:line-break/>void loadBooks(const char *filename) {<text:line-break/><text:s text:c="4"/>FILE *fin = fopen(filename, "r");<text:line-break/><text:s text:c="4"/>if (!fin) {<text:line-break/><text:s text:c="8"/>printf("Can't open file\n");<text:line-break/><text:s text:c="8"/>return;<text:line-break/><text:s text:c="4"/>}<text:line-break/><text:s text:c="4"/>while (fscanf(fin, "%99s %49s %9s %f",<text:line-break/><text:s text:c="18"/>books[books_count].title,<text:line-break/><text:s text:c="18"/>books[books_count].author,<text:line-break/><text:s text:c="18"/>books[books_count].year,<text:line-break/><text:s text:c="18"/>&amp;books[books_count].grade) == 4)<text:line-break/><text:s text:c="4"/>{<text:line-break/><text:s text:c="8"/>books_count++;<text:line-break/><text:s text:c="8"/>if (books_count &gt;= MAX_BOOKS) break;<text:line-break/><text:s text:c="4"/>}<text:line-break/><text:line-break/><text:s text:c="4"/>fclose(fin);<text:line-break/>}<text:line-break/><text:line-break/>void addBook() {<text:line-break/><text:s text:c="4"/>if (books_count &gt;= MAX_BOOKS) {<text:line-break/><text:s text:c="8"/>printf("Can't add book to books list\n");<text:line-break/><text:s text:c="8"/>return;<text:line-break/><text:s text:c="4"/>}<text:line-break/><text:line-break/><text:s text:c="4"/>struct Book newBook;<text:line-break/><text:s text:c="4"/>printf("Enter book title: ");<text:line-break/><text:s text:c="4"/>scanf("%99s", newBook.title);<text:line-break/><text:line-break/><text:s text:c="4"/>printf("Enter book author: ");<text:line-break/><text:s text:c="4"/>scanf("%49s", newBook.author);<text:line-break/><text:line-break/><text:s text:c="4"/>printf("Enter the year you read the book: ");<text:line-break/><text:s text:c="4"/>scanf("%9s", newBook.year);<text:line-break/><text:line-break/><text:s text:c="4"/>printf("Enter your book grade: ");<text:line-break/><text:s text:c="4"/>scanf("%f", &amp;newBook.grade);<text:line-break/><text:line-break/><text:s text:c="4"/>books[books_count++] = newBook;<text:line-break/><text:s text:c="4"/>saveBookToFile("books.txt", newBook);<text:line-break/><text:line-break/><text:s text:c="4"/>printf("Book added to the list\n");<text:line-break/>}<text:line-break/><text:line-break/>void showBooks() {<text:line-break/><text:s text:c="4"/>if (books_count == 0) {<text:line-break/><text:s text:c="8"/>printf("No books found\n");<text:line-break/><text:s text:c="8"/>return;<text:line-break/><text:s text:c="4"/>}<text:line-break/><text:line-break/><text:s text:c="4"/>printf("\n--- All Books ---\n");<text:line-break/><text:s text:c="4"/>printf("%-12s %-15s %s\n", "Title", "Author", "Year");<text:line-break/><text:s text:c="4"/>printf("---------------------------------------\n");<text:line-break/><text:line-break/><text:s text:c="4"/>for (int i = 0; i &lt; books_count; i++) {<text:line-break/><text:s text:c="8"/>printf("%-12s %-15s %s\n",<text:line-break/><text:s text:c="15"/>books[i].title,<text:line-break/><text:s text:c="15"/>books[i].author,<text:line-break/><text:s text:c="15"/>books[i].year);<text:line-break/><text:s text:c="4"/>}<text:line-break/>}<text:line-break/><text:line-break/>void showStats() {<text:line-break/><text:s text:c="4"/>if (books_count == 0) {<text:line-break/><text:s text:c="8"/>printf("No data for analysis\n");<text:line-break/><text:s text:c="8"/>return;<text:line-break/><text:s text:c="4"/>}<text:line-break/><text:s text:c="4"/>float sum = 0;<text:line-break/><text:s text:c="4"/>float best = books[0].grade;<text:line-break/><text:line-break/><text:s text:c="4"/>for (int i = 0; i &lt; books_count; i++) {<text:line-break/><text:s text:c="8"/>sum += books[i].grade;<text:line-break/><text:s text:c="8"/>if (books[i].grade &gt; best) {<text:line-break/><text:s text:c="12"/>best = books[i].grade;<text:line-break/><text:s text:c="8"/>}<text:line-break/><text:s text:c="4"/>}<text:line-break/><text:line-break/><text:s text:c="4"/>printf("\n--- Statistics ---\n");<text:line-break/><text:s text:c="4"/>printf("Number of books read: %d\n", books_count);<text:line-break/><text:s text:c="4"/>printf("Average grade: %.2f\n", sum / books_count);<text:line-break/><text:s text:c="4"/>printf("Max grade: %.2f\n", best);<text:line-break/>}<text:line-break/><text:line-break/>void showMenu() {<text:line-break/><text:s text:c="4"/>printf("\n--- Menu ---\n");<text:line-break/><text:s text:c="4"/>printf("1. Add book\n");<text:line-break/><text:s text:c="4"/>printf("2. Show books\n");<text:line-break/><text:s text:c="4"/>printf("3. Show stats\n");<text:line-break/><text:s text:c="4"/>printf("4. Exit\n");<text:line-break/><text:s text:c="4"/>printf("Enter your choice: ");<text:line-break/>}<text:line-break/><text:line-break/>int main() {<text:line-break/><text:s text:c="4"/>loadBooks("books.txt");<text:line-break/><text:line-break/><text:s text:c="4"/>int choice;<text:line-break/><text:s text:c="4"/>do {<text:line-break/><text:s text:c="8"/>showMenu();<text:line-break/><text:s text:c="8"/>if (scanf("%d <text:s text:c="2"/>", &amp;choice) != 1) {<text:line-break/><text:s text:c="12"/>printf("Invalid input\n");<text:line-break/><text:s text:c="12"/>break;<text:line-break/><text:s text:c="8"/>}<text:line-break/><text:line-break/><text:s text:c="8"/>switch (choice) {<text:line-break/><text:s text:c="12"/>case 1:<text:line-break/><text:s text:c="16"/>addBook();<text:line-break/><text:s text:c="16"/>break;<text:line-break/><text:s text:c="12"/>case 2:<text:line-break/><text:s text:c="16"/>showBooks();<text:line-break/><text:s text:c="16"/>break;<text:line-break/><text:s text:c="12"/>case 3:<text:line-break/><text:s text:c="16"/>showStats();<text:line-break/><text:s text:c="16"/>break;<text:line-break/><text:s text:c="12"/>case 4:<text:line-break/><text:s text:c="16"/>printf("Exit the program\n");<text:line-break/><text:s text:c="16"/>break;<text:line-break/><text:s text:c="12"/>default:<text:line-break/><text:s text:c="16"/>printf("Invalid choice\n");<text:line-break/><text:s text:c="8"/>}<text:line-break/><text:line-break/><text:s text:c="4"/>} while (choice != 4);<text:line-break/><text:line-break/><text:s text:c="4"/>return 0;<text:line-break/>}</text:p>
      <text:p text:style-name="P101"/>
      <text:p text:style-name="Standard"><text:span text:style-name="T102">4. C</text:span><text:span text:style-name="T103">сылка</text:span><text:span text:style-name="T104"><text:s/></text:span><text:span text:style-name="T105">на</text:span><text:span text:style-name="T106"><text:s/></text:span><text:span text:style-name="T107">репризиторий</text:span><text:span text:style-name="T108">:</text:span><text:span text:style-name="T109"><text:s/></text:span><text:a xlink:href="https://github.com/Mirox-dev/Book-tracker" office:target-frame-name="_top" xlink:show="replace"><text:span text:style-name="T110">Mirox-dev/Book-tracker: Laboratory number 1</text:span></text:a></text:p>
      <text:p text:style-name="Standard"><text:span text:style-name="T111">5.<text:s/></text:span><text:span text:style-name="T112">Вывод:</text:span></text:p>
      <text:p text:style-name="Standard"><text:s text:c="3"/><text:span text:style-name="T113">написал программу на C и С++, вспомнил синтаксис С и<text:s/></text:span><text:span text:style-name="T114">C</text:span><text:span text:style-name="T115">++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423in" text:min-label-width="0.25in" text:list-level-position-and-space-mode="label-alignment">
          <style:list-level-label-alignment text:label-followed-by="listtab" fo:margin-left="0.7923in" fo:text-indent="-0.25in"/>
        </style:list-level-properties>
      </text:list-level-style-number>
      <text:list-level-style-number text:level="2" style:num-format="1" text:display-levels="2">
        <style:list-level-properties text:space-before="0.7923in" text:min-label-width="0.25in" text:list-level-position-and-space-mode="label-alignment">
          <style:list-level-label-alignment text:label-followed-by="listtab" fo:margin-left="1.0423in" fo:text-indent="-0.25in"/>
        </style:list-level-properties>
      </text:list-level-style-number>
      <text:list-level-style-number text:level="3" style:num-format="1" text:display-levels="3">
        <style:list-level-properties text:space-before="1.0423in" text:min-label-width="0.5in" text:list-level-position-and-space-mode="label-alignment">
          <style:list-level-label-alignment text:label-followed-by="listtab" fo:margin-left="1.5423in" fo:text-indent="-0.5in"/>
        </style:list-level-properties>
      </text:list-level-style-number>
      <text:list-level-style-number text:level="4" style:num-format="1" text:display-levels="4">
        <style:list-level-properties text:space-before="1.2923in" text:min-label-width="0.75in" text:list-level-position-and-space-mode="label-alignment">
          <style:list-level-label-alignment text:label-followed-by="listtab" fo:margin-left="2.0423in" fo:text-indent="-0.75in"/>
        </style:list-level-properties>
      </text:list-level-style-number>
      <text:list-level-style-number text:level="5" style:num-format="1" text:display-levels="5">
        <style:list-level-properties text:space-before="1.5423in" text:min-label-width="0.75in" text:list-level-position-and-space-mode="label-alignment">
          <style:list-level-label-alignment text:label-followed-by="listtab" fo:margin-left="2.2923in" fo:text-indent="-0.75in"/>
        </style:list-level-properties>
      </text:list-level-style-number>
      <text:list-level-style-number text:level="6" style:num-format="1" text:display-levels="6">
        <style:list-level-properties text:space-before="1.7923in" text:min-label-width="1in" text:list-level-position-and-space-mode="label-alignment">
          <style:list-level-label-alignment text:label-followed-by="listtab" fo:margin-left="2.7923in" fo:text-indent="-1in"/>
        </style:list-level-properties>
      </text:list-level-style-number>
      <text:list-level-style-number text:level="7" style:num-format="1" text:display-levels="7">
        <style:list-level-properties text:space-before="2.0423in" text:min-label-width="1in" text:list-level-position-and-space-mode="label-alignment">
          <style:list-level-label-alignment text:label-followed-by="listtab" fo:margin-left="3.0423in" fo:text-indent="-1in"/>
        </style:list-level-properties>
      </text:list-level-style-number>
      <text:list-level-style-number text:level="8" style:num-format="1" text:display-levels="8">
        <style:list-level-properties text:space-before="2.2923in" text:min-label-width="1.25in" text:list-level-position-and-space-mode="label-alignment">
          <style:list-level-label-alignment text:label-followed-by="listtab" fo:margin-left="3.5423in" fo:text-indent="-1.25in"/>
        </style:list-level-properties>
      </text:list-level-style-number>
      <text:list-level-style-number text:level="9" style:num-format="1" text:display-levels="9">
        <style:list-level-properties text:space-before="2.5423in" text:min-label-width="1.5in" text:list-level-position-and-space-mode="label-alignment">
          <style:list-level-label-alignment text:label-followed-by="listtab" fo:margin-left="4.0423in" fo:text-indent="-1.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OpenSymbol"/>
      </text:list-level-style-bullet>
      <text:list-level-style-bullet text:level="2" text:style-name="WW_CharLFO4LVL2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OpenSymbol"/>
      </text:list-level-style-bullet>
      <text:list-level-style-bullet text:level="2" text:style-name="WW_CharLFO5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Евгений Голуб</dc:creator>
    <meta:creation-date>2025-10-18T11:15:00Z</meta:creation-date>
    <dc:date>2025-10-22T12:29:00Z</dc:date>
    <meta:template xlink:href="Normal" xlink:type="simple"/>
    <meta:editing-cycles>4</meta:editing-cycles>
    <meta:editing-duration>PT480S</meta:editing-duration>
    <meta:document-statistic meta:page-count="1" meta:paragraph-count="10" meta:word-count="780" meta:character-count="5221" meta:row-count="37" meta:non-whitespace-character-count="4451"/>
  </office:meta>
</office:document-meta>
</file>